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503cm"/>
    </style:style>
    <style:style style:name="gr5" style:family="graphic" style:parent-style-name="standard">
      <style:graphic-properties draw:stroke="none" draw:fill="none" fo:min-height="0.637cm"/>
    </style:style>
    <style:style style:name="gr6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6.933cm" svg:height="1.231cm" svg:x="4.667cm" svg:y="1.569cm">
          <text:p text:style-name="P1"><text:span text:style-name="T1">FilterChainProx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133cm" svg:height="1.017cm" svg:x="2.1cm" svg:y="9.014cm"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4.166cm" svg:y1="7.842cm" svg:x2="4.166cm" svg:y2="9.014cm" draw:start-shape="id1" draw:start-glue-point="2" draw:end-shape="id2" draw:end-glue-point="0" svg:d="M4166 7842v1172" svg:viewBox="0 0 1 1173">
          <text:p/>
        </draw:connector>
        <draw:custom-shape draw:style-name="gr1" draw:text-style-name="P1" xml:id="id1" draw:id="id1" draw:layer="layout" svg:width="4.133cm" svg:height="1.016cm" svg:x="2.1cm" svg:y="6.826cm"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4.133cm" svg:height="1.017cm" svg:x="2.1cm" svg:y="11.047cm">
          <text:p text:style-name="P1"><text:span text:style-name="T1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4.166cm" svg:y1="10.031cm" svg:x2="4.166cm" svg:y2="11.047cm" draw:start-shape="id2" draw:start-glue-point="2" draw:end-shape="id3" draw:end-glue-point="0" svg:d="M4166 10031v1016" svg:viewBox="0 0 1 1017">
          <text:p/>
        </draw:connector>
        <draw:custom-shape draw:style-name="gr3" draw:text-style-name="P1" draw:layer="layout" svg:width="5.333cm" svg:height="7.269cm" svg:x="1.5cm" svg:y="5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xml:id="id6" draw:id="id6" draw:layer="layout" svg:width="5.267cm" svg:height="0.962cm" svg:x="1.566cm" svg:y="5.8cm">
          <draw:text-box>
            <text:p text:style-name="P1"><text:span text:style-name="T1">/foo/**</text:span></text:p>
          </draw:text-box>
        </draw:frame>
        <draw:custom-shape draw:style-name="gr1" draw:text-style-name="P1" xml:id="id5" draw:id="id5" draw:layer="layout" svg:width="4.133cm" svg:height="1.017cm" svg:x="14.6cm" svg:y="9.039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6.666cm" svg:y1="7.867cm" svg:x2="16.666cm" svg:y2="9.039cm" draw:start-shape="id4" draw:start-glue-point="2" draw:end-shape="id5" draw:end-glue-point="0" svg:d="M16666 7867v1172" svg:viewBox="0 0 1 1173">
          <text:p/>
        </draw:connector>
        <draw:custom-shape draw:style-name="gr1" draw:text-style-name="P1" xml:id="id4" draw:id="id4" draw:layer="layout" svg:width="4.133cm" svg:height="1.016cm" svg:x="14.6cm" svg:y="6.85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333cm" svg:height="5.244cm" svg:x="14cm" svg:y="5.756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8" draw:id="id8" draw:layer="layout" svg:width="5.267cm" svg:height="0.962cm" svg:x="14.066cm" svg:y="5.8cm">
          <draw:text-box>
            <text:p text:style-name="P1"><text:span text:style-name="T1">/**</text:span></text:p>
          </draw:text-box>
        </draw:frame>
        <draw:connector draw:style-name="gr6" draw:text-style-name="P1" draw:layer="layout" draw:type="line" svg:x1="4.199cm" svg:y1="5.8cm" svg:x2="8.133cm" svg:y2="2.8cm" draw:start-shape="id6" draw:start-glue-point="0" draw:end-shape="id7" draw:end-glue-point="2" svg:d="M4199 5800l3934-3000" svg:viewBox="0 0 3935 3001">
          <text:p/>
        </draw:connector>
        <draw:connector draw:style-name="gr6" draw:text-style-name="P1" draw:layer="layout" draw:type="line" svg:x1="16.699cm" svg:y1="5.8cm" svg:x2="8.133cm" svg:y2="2.8cm" draw:start-shape="id8" draw:start-glue-point="0" draw:end-shape="id7" draw:end-glue-point="2" svg:d="M16699 5800l-8566-3000" svg:viewBox="0 0 8567 3001">
          <text:p/>
        </draw:connector>
        <draw:custom-shape draw:style-name="gr1" draw:text-style-name="P1" xml:id="id10" draw:id="id10" draw:layer="layout" svg:width="4.133cm" svg:height="1.017cm" svg:x="8.3cm" svg:y="9.039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366cm" svg:y1="7.867cm" svg:x2="10.366cm" svg:y2="9.039cm" draw:start-shape="id9" draw:start-glue-point="2" draw:end-shape="id10" draw:end-glue-point="0" svg:d="M10366 7867v1172" svg:viewBox="0 0 1 1173">
          <text:p/>
        </draw:connector>
        <draw:custom-shape draw:style-name="gr1" draw:text-style-name="P1" xml:id="id9" draw:id="id9" draw:layer="layout" svg:width="4.133cm" svg:height="1.016cm" svg:x="8.3cm" svg:y="6.851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333cm" svg:height="5.244cm" svg:x="7.7cm" svg:y="5.75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267cm" svg:height="0.962cm" svg:x="7.766cm" svg:y="5.8cm">
          <draw:text-box>
            <text:p text:style-name="P1"><text:span text:style-name="T1">/bar/**</text:span></text:p>
          </draw:text-box>
        </draw:frame>
        <draw:connector draw:style-name="gr6" draw:text-style-name="P1" draw:layer="layout" draw:type="line" svg:x1="10.366cm" svg:y1="5.756cm" svg:x2="8.133cm" svg:y2="2.8cm" draw:start-shape="id11" draw:start-glue-point="0" draw:end-shape="id7" draw:end-glue-point="2" svg:d="M10366 5756l-2233-2956" svg:viewBox="0 0 2234 29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10-22T07:20:55.946893448</dc:date>
    <meta:editing-duration>P5DT14H46M52S</meta:editing-duration>
    <meta:editing-cycles>16</meta:editing-cycles>
    <meta:generator>LibreOffice/4.2.7.2$Linux_X86_64 LibreOffice_project/420m0$Build-2</meta:generator>
    <meta:document-statistic meta:object-count="21"/>
  </office:meta>
</office:document-meta>
</file>